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eeeee" draw:textarea-vertical-align="middle" draw:auto-grow-height="false" fo:min-height="0.749cm" fo:min-width="0.499cm"/>
    </style:style>
    <style:style style:name="gr3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color="#000000" draw:fill="solid" draw:fill-color="#eeeeee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20%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14cm" svg:height="6.847cm" svg:x="0.199cm" svg:y="0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0.999cm" svg:y="1.545cm">
          <text:p/>
          <draw:enhanced-geometry draw:glue-point-type="segments" draw:mirror-horizontal="false" draw:mirror-vertical="false" draw:type="mso-spt100" draw:modifiers="44.826953774388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1" draw:layer="layout" svg:x1="1.355cm" svg:y1="7.006cm" svg:x2="8.213cm" svg:y2="0.402cm">
          <text:p/>
        </draw:line>
        <draw:line draw:style-name="gr4" draw:text-style-name="P1" draw:layer="layout" svg:x1="1.966cm" svg:y1="2.512cm" svg:x2="3.947cm" svg:y2="4.493cm">
          <text:p/>
        </draw:line>
        <draw:custom-shape draw:style-name="gr5" draw:text-style-name="P1" draw:layer="layout" svg:width="0.381cm" svg:height="0.381cm" draw:transform="rotate (0.767944870877505) translate (3.692cm 4.223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99cm" svg:y1="2.561cm" svg:x2="4.53cm" svg:y2="2.561cm">
          <text:p/>
        </draw:line>
        <draw:custom-shape draw:style-name="gr7" draw:text-style-name="P1" draw:layer="layout" svg:width="0.127cm" svg:height="0.127cm" svg:x="1.914cm" svg:y="2.4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" draw:layer="layout" svg:width="1.524cm" svg:height="0.683cm" svg:x="0.466cm" svg:y="1.878cm">
          <draw:text-box>
            <text:p text:style-name="P2"><text:span text:style-name="T1">(</text:span><text:span text:style-name="T2">c</text:span><text:span text:style-name="T3">x</text:span><text:span text:style-name="T1">, </text:span><text:span text:style-name="T2">c</text:span><text:span text:style-name="T3">y</text:span><text:span text:style-name="T1">)</text:span></text:p>
          </draw:text-box>
        </draw:frame>
        <draw:frame draw:style-name="gr8" draw:text-style-name="P3" draw:layer="layout" svg:width="0.635cm" svg:height="0.645cm" svg:x="2.879cm" svg:y="2.667cm">
          <draw:text-box>
            <text:p text:style-name="P3"><text:span text:style-name="T4">θ</text:span></text:p>
          </draw:text-box>
        </draw:frame>
        <draw:frame draw:style-name="gr8" draw:text-style-name="P3" draw:layer="layout" svg:width="0.762cm" svg:height="0.645cm" svg:x="2.444cm" svg:y="3.54cm">
          <draw:text-box>
            <text:p text:style-name="P3"><text:span text:style-name="T4">ρ</text:span></text:p>
          </draw:text-box>
        </draw:frame>
        <draw:frame draw:style-name="gr8" draw:text-style-name="P2" draw:layer="layout" svg:width="1.524cm" svg:height="0.645cm" svg:x="3.474cm" svg:y="7.134cm">
          <draw:text-box>
            <text:p text:style-name="P2">image</text:p>
          </draw:text-box>
        </draw:frame>
        <draw:frame draw:style-name="gr8" draw:text-style-name="P2" draw:layer="layout" svg:width="1.143cm" svg:height="0.645cm" svg:x="5.673cm" svg:y="2.815cm">
          <draw:text-box>
            <text:p text:style-name="P2">l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="solid" draw:stroke-dash="Dashed_20__28_var_29_"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7.7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09:21:18.604000000</meta:creation-date>
    <dc:date>2014-07-30T12:09:45.767000000</dc:date>
    <meta:editing-duration>PT2H3M46S</meta:editing-duration>
    <meta:editing-cycles>16</meta:editing-cycles>
    <meta:generator>LibreOffice/4.2.4.2$Windows_x86 LibreOffice_project/63150712c6d317d27ce2db16eb94c2f3d7b699f8</meta:generator>
    <meta:document-statistic meta:object-count="12"/>
  </office:meta>
</office:document-meta>
</file>